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a58" officeooo:paragraph-rsid="00020a58"/>
    </style:style>
    <style:style style:name="P2" style:family="paragraph" style:parent-style-name="Standard">
      <style:text-properties officeooo:rsid="0003c0cc" officeooo:paragraph-rsid="0003c0cc"/>
    </style:style>
    <style:style style:name="P3" style:family="paragraph" style:parent-style-name="Standard">
      <style:text-properties officeooo:rsid="0005309d" officeooo:paragraph-rsid="0005309d"/>
    </style:style>
    <style:style style:name="T1" style:family="text">
      <style:text-properties officeooo:rsid="0003c0cc"/>
    </style:style>
    <style:style style:name="T2" style:family="text">
      <style:text-properties officeooo:rsid="000530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ck and white clone svartvit</text:p>
      <text:p text:style-name="P1"/>
      <text:p text:style-name="P1">What does svartvit means in swedish?</text:p>
      <text:p text:style-name="P1">Svart = black. Vit = white</text:p>
      <text:p text:style-name="P1"/>
      <text:p text:style-name="P1">Why is this program made?</text:p>
      <text:p text:style-name="P1">This is made for some development improvements in 3d for me joachim as an developer.</text:p>
      <text:p text:style-name="P1">This is for making game for my own fun and develop my self further as an gamedeveloper.</text:p>
      <text:p text:style-name="P1">The game itself is not in focus but are made for the funs of it to put on my resume.</text:p>
      <text:p text:style-name="P1"/>
      <text:p text:style-name="P1">Who is writing this?</text:p>
      <text:p text:style-name="P1">Joachim johnson making everuything on his own.</text:p>
      <text:p text:style-name="P1"/>
      <text:p text:style-name="P1">What is it writen in?</text:p>
      <text:p text:style-name="P1">Unity and C#</text:p>
      <text:p text:style-name="P1"/>
      <text:p text:style-name="P1">Why just a videogame?</text:p>
      <text:p text:style-name="P3">Intrested in it and some knowlede in it.</text:p>
      <text:p text:style-name="P1"/>
      <text:p text:style-name="P2">Why just clone black and white and not any othe<text:span text:style-name="T2">r</text:span> game?</text:p>
      <text:p text:style-name="P3">Nostalic about and se no one making a clone of it or any other simular games in 2020 or 2021, even if vr are a thing.</text:p>
      <text:p text:style-name="P1"/>
      <text:p text:style-name="P1">Why just unity and not unr<text:span text:style-name="T1">ea</text:span>l or simular?</text:p>
      <text:p text:style-name="P2">I have experience in unity 2d and feel that a black and white game in 3d would be a good complementory to my develoment in unity. It would be moore nice to know unreal aswell but feel that i could improve my unity skill moore in this regards.</text:p>
      <text:p text:style-name="P2"/>
      <text:p text:style-name="P2">For the game itself would it be moore effecent for it to be in unreal but thats not the target for this.</text:p>
      <text:p text:style-name="P1"/>
      <text:p text:style-name="P1">How are you getting your 3d assets?</text:p>
      <text:p text:style-name="P2">Iam going to use som of my own that i made in the fall of 2020 mixed with moddels from opengameart like site and evenen turboswuid and so on.</text:p>
      <text:p text:style-name="P2"/>
      <text:p text:style-name="P3">How are the game going to relate to the original game? Remaster of it? Remade in the spirit of it with other maps and so on?</text:p>
      <text:p text:style-name="P3">This is going to remaster of it remade in the spirit of it with other maps and remade with modern grapichs. </text:p>
      <text:p text:style-name="P3"/>
      <text:p text:style-name="P3">Is multiplayer going to be implemented?</text:p>
      <text:p text:style-name="P3">I wants to implements this but going to be implemnt singelplayer first. If intrest exist is it going to be implemnted.</text:p>
      <text:p text:style-name="P3"/>
      <text:p text:style-name="P3">Is VR gonig to be implemented?</text:p>
      <text:p text:style-name="P3">Maybe in the future. Not planed for know.</text:p>
      <text:p text:style-name="P1"/>
      <text:p text:style-name="P1">Where are this game going to be found after its done?</text:p>
      <text:p text:style-name="P1">Its going to be found on the webbsite shimmer and problably on github and google drive if youre a close freind to me.</text:p>
      <text:p text:style-name="P1"/>
      <text:p text:style-name="P1">Whats are the planed system specifikations of the program?</text:p>
      <text:p text:style-name="P1">OS: Ubuntu 20.04 LTS Windows 10 / 11</text:p>
      <text:p text:style-name="P1"><text:soft-page-break/>CPU: Intel i5 mobile 6 gen.</text:p>
      <text:p text:style-name="P1">GPU: <text:span text:style-name="T1">Intel hd 520 intregrated gpu</text:span></text:p>
      <text:p text:style-name="P1">Ram: 8GB ram for Linux 12 for Windows 11. sinne Windows takes moore ram than Linux.</text:p>
      <text:p text:style-name="P1">GPU API: <text:span text:style-name="T1">V</text:span>ulkan api <text:span text:style-name="T1">on Windows and Linux. Webbgl on shimmer</text:span></text:p>
      <text:p text:style-name="P2">Other notes: the systemspecifikations are tested on linux ubuntu and windows 10. shimmer may need some moore resurces sin ineffeceny to run via browser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9:56:25.358479492</meta:creation-date>
    <dc:date>2021-09-20T20:29:06.694452329</dc:date>
    <meta:editing-duration>PT6M11S</meta:editing-duration>
    <meta:editing-cycles>1</meta:editing-cycles>
    <meta:document-statistic meta:table-count="0" meta:image-count="0" meta:object-count="0" meta:page-count="2" meta:paragraph-count="35" meta:word-count="458" meta:character-count="2343" meta:non-whitespace-character-count="1919"/>
    <meta:generator>LibreOffice/7.1.5.2$Linux_X86_64 LibreOffice_project/10$Build-2</meta:generator>
  </office:meta>
</office:document-meta>
</file>